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F00000090905E91561440FEC9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8.75cm" svg:height="24.08cm" svg:x="10.5cm" svg:y="3.25cm">
          <draw:image xlink:href="Pictures/100002010000008F00000090905E91561440FE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44:49.910273067</dc:date>
    <meta:editing-duration>PT32M37S</meta:editing-duration>
    <meta:editing-cycles>14</meta:editing-cycles>
    <meta:generator>LibreOffice/7.0.6.2$Linux_X86_64 LibreOffice_project/00$Build-2</meta:generator>
    <meta:document-statistic meta:object-count="7"/>
  </office:meta>
</office:document-meta>
</file>